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800000138BA9E2DF0FF591AF4.png" manifest:media-type="image/png"/>
  <manifest:file-entry manifest:full-path="Pictures/100002010000013C0000013AA14BC83217A6A4E4.png" manifest:media-type="image/png"/>
  <manifest:file-entry manifest:full-path="Pictures/100002010000013A00000164069AA3DCB967E96A.png" manifest:media-type="image/png"/>
  <manifest:file-entry manifest:full-path="Pictures/100002010000013C0000016C77A17D3B00C5F600.png" manifest:media-type="image/png"/>
  <manifest:file-entry manifest:full-path="Pictures/100002010000013E00000173B35F9A24A0C90456.png" manifest:media-type="image/png"/>
  <manifest:file-entry manifest:full-path="Pictures/100002010000013D000001623E623035C1232B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09cm" svg:height="7.493cm" svg:x="2.165cm" svg:y="1.445cm">
          <draw:image xlink:href="Pictures/100002010000013D000001623E623035C1232B8A.png" xlink:type="simple" xlink:show="embed" xlink:actuate="onLoad" loext:mime-type="image/png">
            <text:p/>
          </draw:image>
        </draw:frame>
        <draw:frame draw:style-name="gr1" draw:text-style-name="P1" draw:layer="layout" svg:width="6.504cm" svg:height="7.493cm" svg:x="10.244cm" svg:y="1.445cm">
          <draw:image xlink:href="Pictures/100002010000013C0000016C77A17D3B00C5F600.png" xlink:type="simple" xlink:show="embed" xlink:actuate="onLoad" loext:mime-type="image/png">
            <text:p/>
          </draw:image>
        </draw:frame>
        <draw:frame draw:style-name="gr1" draw:text-style-name="P1" draw:layer="layout" svg:width="6.352cm" svg:height="7.392cm" svg:x="18.016cm" svg:y="1.495cm">
          <draw:image xlink:href="Pictures/100002010000013E00000173B35F9A24A0C90456.png" xlink:type="simple" xlink:show="embed" xlink:actuate="onLoad" loext:mime-type="image/png">
            <text:p/>
          </draw:image>
        </draw:frame>
        <draw:frame draw:style-name="gr1" draw:text-style-name="P1" draw:layer="layout" svg:width="6.739cm" svg:height="7.64cm" svg:x="2.262cm" svg:y="9.997cm">
          <draw:image xlink:href="Pictures/100002010000013A00000164069AA3DCB967E96A.png" xlink:type="simple" xlink:show="embed" xlink:actuate="onLoad" loext:mime-type="image/png">
            <text:p/>
          </draw:image>
        </draw:frame>
        <draw:frame draw:style-name="gr1" draw:text-style-name="P1" draw:layer="layout" svg:width="6.569cm" svg:height="7.493cm" svg:x="10.433cm" svg:y="9.837cm">
          <draw:image xlink:href="Pictures/100002010000013C0000013AA14BC83217A6A4E4.png" xlink:type="simple" xlink:show="embed" xlink:actuate="onLoad" loext:mime-type="image/png">
            <text:p/>
          </draw:image>
        </draw:frame>
        <draw:frame draw:style-name="gr1" draw:text-style-name="P1" draw:layer="layout" svg:width="6.604cm" svg:height="7.493cm" svg:x="18.145cm" svg:y="9.837cm">
          <draw:image xlink:href="Pictures/100002010000014800000138BA9E2DF0FF591AF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07:46:19.028734230</meta:creation-date>
    <dc:date>2020-08-13T07:54:32.640270248</dc:date>
    <meta:editing-duration>PT8M14S</meta:editing-duration>
    <meta:editing-cycles>1</meta:editing-cycles>
    <meta:document-statistic meta:object-count="6"/>
    <meta:generator>LibreOffice/6.4.4.2$Linux_X86_64 LibreOffice_project/40$Build-2</meta:generator>
  </office:meta>
</office:document-meta>
</file>